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Berekyakaleb Nereida Errico Lebrun </text:p>
      <text:p text:style-name="P4">DEL  al  </text:p>
      <text:p text:style-name="P4"><text:hidden-paragraph text:condition="ooow:[Contratos.DATOS.es_lapso]!=&quot;si&quot;" text:is-hidden="true"/></text:p>
      <text:p text:style-name="P6">dedicación: Tiempo Convencional 6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ASISTENCIA DOCENTE EN MATERIAS TEÓRICO PRÁCTICAS EN LA PROGRAMACIÓN DOCENTE DEL DEPARTAMENTO DE FÍSICA: MECÁNICA, ELECTROMAGNETISMO O FÍSICA CUÁNTICA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A JUEVES DE 8:00 am  a  12:00 am   y   1:00 pm  a   5:00 pm. Y VIERNES  DE 8:00 am  a  12:00 am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94764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